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nsoleDocument.getLines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nsoleLine.ConsoleLine( String line , int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nsoleDocument.cle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nsoleDocument.ConsoleDocu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ConsoleDocument.isEmp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nsoleDocument.appendConsoleLine( int type , String lin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